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ＭＳ Ｐゴシック" svg:font-family="'ＭＳ Ｐゴシック'"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38761d"/>
    </style:style>
    <style:style style:name="P3" style:family="paragraph" style:parent-style-name="Standard">
      <style:text-properties fo:color="#38761d" fo:font-size="6pt" style:font-size-asian="6pt" style:font-size-complex="6pt"/>
    </style:style>
    <style:style style:name="P4" style:family="paragraph" style:parent-style-name="Standard">
      <style:text-properties fo:font-weight="bold" style:font-weight-asian="bold"/>
    </style:style>
    <style:style style:name="P5" style:family="paragraph" style:parent-style-name="Standard">
      <style:text-properties fo:color="#0000ff"/>
    </style:style>
    <style:style style:name="P6" style:family="paragraph" style:parent-style-name="Standard">
      <style:text-properties fo:font-size="6pt" style:font-size-asian="6pt" style:font-size-complex="6pt"/>
    </style:style>
    <style:style style:name="P7"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ff0000"/>
    </style:style>
    <style:style style:name="T4" style:family="text">
      <style:text-properties fo:color="#ff0000" fo:font-weight="bold" style:font-weight-asian="bold"/>
    </style:style>
    <style:style style:name="T5" style:family="text">
      <style:text-properties fo:color="#38761d"/>
    </style:style>
    <style:style style:name="T6" style:family="text">
      <style:text-properties fo:color="#38761d" fo:font-weight="bold" style:font-weight-asian="bold"/>
    </style:style>
    <style:style style:name="T7" style:family="text">
      <style:text-properties fo:color="#0000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NSTP-02 </text:span></text:p>
      <text:p text:style-name="Standard"><text:span text:style-name="T1">Storyboard for Game </text:span></text:p>
      <text:p text:style-name="Standard"/>
      <text:p text:style-name="Standard">Situation: Earthquake </text:p>
      <text:p text:style-name="Standard"/>
      <text:p text:style-name="Standard">You are a student in a classroom. It is 8:00am and she is teaching mathematics. You hear a loud rumble and</text:p>
      <text:p text:style-name="Standard"/>
      <text:p text:style-name="Standard"><text:span text:style-name="T2">*Earthquake Happens*</text:span></text:p>
      <text:p text:style-name="Standard"/>
      <text:p text:style-name="Standard"><text:span text:style-name="T1">Challenge One:</text:span> What will you do first? </text:p>
      <text:p text:style-name="Standard"><text:span text:style-name="T1">Option 1:</text:span><text:span text:style-name="T4"> </text:span><text:span text:style-name="T3">Run directly outside.</text:span></text:p>
      <text:p text:style-name="Standard"><text:span text:style-name="T1">Option 2:</text:span><text:span text:style-name="T6"> </text:span><text:span text:style-name="T5">Duck, Cover, Hold.</text:span></text:p>
      <text:p text:style-name="Standard"><text:span text:style-name="T1">Option 3: </text:span><text:span text:style-name="T3">Panic. </text:span></text:p>
      <text:p text:style-name="P1"/>
      <text:p text:style-name="Standard"><text:span text:style-name="T1">TITLE CARD</text:span><text:span text:style-name="T7">: During an earthquake, do not run. Falling objects pose a risk. If you are inside, find something sturdy to hide under or go to a corner of a wall. Do not go near windows and cover your head and neck. </text:span></text:p>
      <text:p text:style-name="Standard"/>
      <text:p text:style-name="P6"><text:span text:style-name="T2">*You look to your left*</text:span></text:p>
      <text:p text:style-name="Standard"/>
      <text:p text:style-name="P6"><text:span text:style-name="T1">Challenge Two: </text:span>You have a classmate who is temporarily disabled and in a wheelchair. What will you tell that person?</text:p>
      <text:p text:style-name="P6"><text:span text:style-name="T1">Option 1: </text:span><text:span text:style-name="T4">“</text:span><text:span text:style-name="T3">Bye!”</text:span></text:p>
      <text:p text:style-name="P6"><text:span text:style-name="T1">Option 2: </text:span><text:span text:style-name="T3">Wheel him to the elevator.</text:span></text:p>
      <text:p text:style-name="P6"><text:span text:style-name="T1">Option 3: </text:span><text:span text:style-name="T6">“</text:span><text:span text:style-name="T5">Lock the wheels, cover your head, and hold on.”</text:span></text:p>
      <text:p text:style-name="P3"/>
      <text:p text:style-name="P6"><text:span text:style-name="T1">TITLE CARD</text:span><text:span text:style-name="T7">: If you happen to be with a person who needs assistance, help or inform that person to lock wheels if he is in a wheelchair and assist him to a place where he can find cover. However, always remember that your own safety comes first.</text:span></text:p>
      <text:p text:style-name="P3"/>
      <text:p text:style-name="Standard"><text:span text:style-name="T2">*zoom out to see the entire building*</text:span></text:p>
      <text:p text:style-name="Standard"/>
      <text:p text:style-name="Standard"><text:span text:style-name="T1">Challenge three: </text:span>You are at the top floor of your school. What will you do first?</text:p>
      <text:p text:style-name="Standard"><text:span text:style-name="T1">Option 1: </text:span><text:span text:style-name="T3">Take the elevator.</text:span> </text:p>
      <text:p text:style-name="Standard"><text:span text:style-name="T1">Option 2: </text:span><text:span text:style-name="T5">Walk calmly towards the emergency exit.</text:span></text:p>
      <text:p text:style-name="Standard"><text:span text:style-name="T1">Option 3: </text:span><text:span text:style-name="T3">Grab your bags and run down the stairs fast.</text:span></text:p>
      <text:p text:style-name="P1"/>
      <text:p text:style-name="Standard"><text:span text:style-name="T1">TITLE CARD</text:span><text:span text:style-name="T7">: Listen to your teacher or to any person who is in charge. If you are given the go signal, leave all belongings and proceed to follow emergency routes to emergency exits in a calm and orderly manner. Use stairs and never elevators. </text:span></text:p>
      <text:p text:style-name="Standard"/>
      <text:p text:style-name="Standard">*After going down the emergency exit you reach a field*</text:p>
      <text:p text:style-name="Standard"><text:span text:style-name="T1">Challenge Six:</text:span> Everyone is outside and scattered in the field, what will you do?</text:p>
      <text:p text:style-name="Standard"><text:span text:style-name="T1">Option 1:</text:span> <text:span text:style-name="T5">Stay with your class, behave, and participate in the headcount. </text:span></text:p>
      <text:p text:style-name="Standard"><text:span text:style-name="T1">Option 2:</text:span> <text:span text:style-name="T3">Take a selfie.</text:span></text:p>
      <text:p text:style-name="Standard"><text:span text:style-name="T1">Option 3:</text:span> <text:span text:style-name="T3">Stay with your group of friends. </text:span></text:p>
      <text:p text:style-name="P2"/>
      <text:p text:style-name="Standard"><text:span text:style-name="T1">TITLE CARD</text:span><text:span text:style-name="T7">: Once you are in an open space outside, stay calm and be attentive. Assess the situation, the people, and the surrounding. If there is a missing student, inform your teacher right </text:span><text:soft-page-break/><text:span text:style-name="T7">away. Be aware of falling objects and aftershocks. Stay in the middle of the road or in areas that are far from buildings, objects, and power lines. </text:span></text:p>
      <text:p text:style-name="P4"/>
      <text:p text:style-name="Standard"><text:span text:style-name="T1">Challenge four: </text:span>Your classmate immediately reaches for his phone to call his parents, do you stop him or let him take the call? Do you say anything? </text:p>
      <text:p text:style-name="Standard"><text:span text:style-name="T1">Option 1:</text:span><text:span text:style-name="T3"> Let him take the call. </text:span></text:p>
      <text:p text:style-name="Standard"><text:span text:style-name="T1">Option 2: </text:span><text:span text:style-name="T3">Ask if you can use his phone after him. </text:span></text:p>
      <text:p text:style-name="Standard"><text:span text:style-name="T1">Option 3: </text:span><text:span text:style-name="T5">Tell him to avoid calling people as it might overwhelm the communication network. </text:span></text:p>
      <text:p text:style-name="P2"/>
      <text:p text:style-name="Standard"><text:span text:style-name="T1">TITLE CARD</text:span><text:span text:style-name="T7">: It is discouraged to call anyone after an earthquake as it may congest the telephone network. Teachers are responsible for the safety of the students, therefore contacting your parents isn’t necessary as it may cause panic and danger.</text:span></text:p>
      <text:p text:style-name="P2"/>
      <text:p text:style-name="Standard"><text:span text:style-name="T1">Challenge Five: </text:span>Your other classmate forgot his backpack inside the room and wishes to get it. What will you do?</text:p>
      <text:p text:style-name="Standard"><text:span text:style-name="T1">Option 1: </text:span><text:span text:style-name="T3">Help him go up and get it. </text:span></text:p>
      <text:p text:style-name="Standard"><text:span text:style-name="T1">Option 2: </text:span><text:span text:style-name="T5">Tell him not to go as damaged buildings pose a giant risk to anyone who enters. </text:span></text:p>
      <text:p text:style-name="Standard"><text:span text:style-name="T1">Option 3: </text:span><text:span text:style-name="T3">Ignore him.</text:span></text:p>
      <text:p text:style-name="Standard"/>
      <text:p text:style-name="Standard"><text:span text:style-name="T1">TITLE CARD</text:span><text:span text:style-name="T7">: Prevent anyone from going inside buildings, especially those with visible damage. Wait for further instructions before proceeding with anything or separating from your class. </text:span></text:p>
      <text:p text:style-name="Standard"/>
      <text:p text:style-name="Standard"><text:span text:style-name="T1">Challenge Seven: </text:span>The shaking has already stopped for a while. What do you do?</text:p>
      <text:p text:style-name="Standard"><text:span text:style-name="T1">Option 1: </text:span><text:span text:style-name="T3">Go home and check on your family.</text:span></text:p>
      <text:p text:style-name="Standard"><text:span text:style-name="T1">Option 2: </text:span><text:span text:style-name="T5">Be calm and quiet, and follow your teacher’s orders.</text:span></text:p>
      <text:p text:style-name="Standard"><text:span text:style-name="T1">Option 3: </text:span><text:span text:style-name="T3">Go back inside and gather your belongings.</text:span></text:p>
      <text:p text:style-name="Standard"/>
      <text:p text:style-name="Standard"><text:span text:style-name="T1">TITLE CARD</text:span><text:span text:style-name="T7">: Wait for any confirmation that you can contact your family from your teacher or anyone in charge. Arrange a meeting point with your family or wait in school with your teacher until your family arrives. </text:span></text:p>
      <text:p text:style-name="P5"/>
      <text:p text:style-name="Standard"><text:span text:style-name="T7">You have safely surpassed an earthquake! Always remember that earthquakes happen and are unpredictable. Make sure to have a communication plan with your entire class and your family. To be more prepared, assess your areas for possible natural disaster threats. Practice earthquake drills and know what to do if you experience an earthquak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ＭＳ Ｐゴシック" svg:font-family="'ＭＳ Ｐゴシック'"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none" style:font-size-asian="11pt" style:language-asian="ja" style:country-asian="JP"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en" fo:country="none" style:font-name-asian="Arial2" style:font-size-asian="11pt" style:language-asian="ja" style:country-asian="JP"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2" meta:paragraph-count="44" meta:word-count="694" meta:character-count="3911"/>
    <dc:date>2020-04-23T13:34:36.59</dc:date>
    <dc:creator>Jerry Jr Tabalong</dc:creator>
    <meta:generator>OpenOffice/4.1.5$Win32 OpenOffice.org_project/415m1$Build-9789</meta:generator>
  </office:meta>
</office:document-meta>
</file>